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7516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3673in"/>
    </style:style>
    <style:style style:name="co22" style:family="table-column">
      <style:table-column-properties fo:break-before="auto" style:column-width="0.8102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4"/>
        <table:table-column table:style-name="co19" table:number-columns-repeated="3" table:default-cell-style-name="ce14"/>
        <table:table-column table:style-name="co18" table:default-cell-style-name="ce14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5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2" table:style-name="ce7"/>
          <table:covered-table-cell table:number-columns-repeated="7" table:style-name="ce1"/>
          <table:table-cell table:style-name="ce7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Blazor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7" office:value-type="string" calcext:value-type="string">
            <text:p>BL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different reports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rackperformance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27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loytelephones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3"/>
          <table:table-cell table:number-columns-repeated="2" table:style-name="ce14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9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MimeKit/.NET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TelegramAPI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 table:number-rows-repeated="104847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8T22:47:06.732000000</dc:date>
    <meta:editing-duration>P5DT7H18M14S</meta:editing-duration>
    <meta:editing-cycles>274</meta:editing-cycles>
    <meta:generator>LibreOffice/7.4.2.3$Windows_X86_64 LibreOffice_project/382eef1f22670f7f4118c8c2dd222ec7ad009daf</meta:generator>
    <meta:document-statistic meta:table-count="1" meta:cell-count="1140" meta:object-count="0"/>
  </office:meta>
</office:document-meta>
</file>